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F" svg:font-family=""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ign</text:h>
      <text:h text:style-name="Heading_20_2" text:outline-level="2">Design Targets</text:h>
      <text:p text:style-name="Text_20_body">In ReconOS, multiple hardware threads execute tasks on behalf of the CPU. To this end, the hardware threads and the software running in the CPU need to exchange data with each other. ReconOS provides different mechanisms for this purpose, most notably message boxes and shared memory. As we showed in Section 1 (Introduction), these mechanisms are not able to handle the amount of data transfer produced by a networking application such as ANA. We therefor have to extend the ReconOS architecture with a high throughput communication infrastructure that is able to handle this data transfer.</text:p>
      <text:p text:style-name="Text_20_body">We distinguish three different applications of data exchange:</text:p>
      <text:list xml:id="list432979740" text:style-name="L1">
        <text:list-item>
          <text:p text:style-name="P1">Data transfer from one hardware thread to another hardware thread</text:p>
        </text:list-item>
        <text:list-item>
          <text:p text:style-name="P1">Data transfer from a hardware thread to a software thread</text:p>
        </text:list-item>
        <text:list-item>
          <text:p text:style-name="P1">Data transfer from a software thread to a hardware thread</text:p>
        </text:list-item>
      </text:list>
      <text:p text:style-name="Text_20_body">The case data transfer from a software thread to another software thread is out of the scope of this thesis.</text:p>
      <text:h text:style-name="Heading_20_3" text:outline-level="3">Throughput</text:h>
      <text:p text:style-name="Text_20_body">In this project, we do not make any assumptions about the nature of the processed network traffic mix and therefor focus on the worst-case throughput. This worst-case throughput is upper bounded by the physical layer: a gigabit Ethernet interface. </text:p>
      <text:h text:style-name="Heading_20_3" text:outline-level="3">Data transfer between two hardware threads</text:h>
      <text:p text:style-name="Standard">Worst-case throughput</text:p>
      <text:p text:style-name="Standard">Latency</text:p>
      <text:p text:style-name="Standard">Hardware resource utilization</text:p>
      <text:h text:style-name="Heading_20_3" text:outline-level="3">Data transfer from a hardware thread to a software thread</text:h>
      <text:p text:style-name="Standard">Worst-case throughput</text:p>
      <text:p text:style-name="Standard">Latency</text:p>
      <text:p text:style-name="Standard">Hardware resource utilization</text:p>
      <text:h text:style-name="Heading_20_3" text:outline-level="3">Data transfer from a software thread to a hardware thread</text:h>
      <text:p text:style-name="Standard">Worst-case throughput</text:p>
      <text:p text:style-name="Standard">Latency</text:p>
      <text:p text:style-name="Standard">Hardware resource utiliz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 svg:font-family=""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tab-stops/>
        <style:background-image/>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9T19:00:35</meta:creation-date>
    <dc:date>2012-04-30T23:31:33</dc:date>
    <meta:editing-duration>P1DT4H15M48S</meta:editing-duration>
    <meta:editing-cycles>9</meta:editing-cycles>
    <meta:generator>OpenOffice.org/3.3$Unix OpenOffice.org_project/330m20$Build-9567</meta:generator>
    <dc:creator>Richard Huber</dc:creator>
    <meta:document-statistic meta:table-count="0" meta:image-count="0" meta:object-count="0" meta:page-count="1" meta:paragraph-count="22" meta:word-count="243" meta:character-count="1547"/>
  </office:meta>
</office:document-meta>
</file>